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02000000A2CA8E416E9A8B0102.png" manifest:media-type="image/png"/>
  <manifest:file-entry manifest:full-path="Pictures/10000001000000880000008791982FEBE2714AF1.png" manifest:media-type="image/png"/>
  <manifest:file-entry manifest:full-path="Pictures/100000010000037D0000001C451F2D155E17765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游明朝1" svg:font-family="游明朝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subtitle">
      <style:graphic-properties draw:fill-color="#ffffff" draw:auto-grow-height="true" fo:min-height="6.5cm"/>
      <style:paragraph-properties style:writing-mode="lr-tb"/>
    </style:style>
    <style:style style:name="pr3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encil1-title">
      <style:graphic-properties draw:textarea-horizontal-align="justify" draw:textarea-vertical-align="middle" draw:auto-grow-height="true" draw:auto-grow-width="false" fo:min-height="1.75cm" fo:min-width="23cm"/>
      <style:paragraph-properties style:writing-mode="lr-tb"/>
    </style:style>
    <style:style style:name="pr5" style:family="presentation" style:parent-style-name="Pencil1-outline1">
      <style:graphic-properties fo:min-height="11.001cm"/>
      <style:paragraph-properties style:writing-mode="lr-tb"/>
    </style:style>
    <style:style style:name="pr6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Pencil1-title">
      <style:graphic-properties draw:auto-grow-height="true" fo:min-height="1.75cm"/>
      <style:paragraph-properties style:writing-mode="lr-tb"/>
    </style:style>
    <style:style style:name="pr8" style:family="presentation" style:parent-style-name="Pencil1-outline1">
      <style:graphic-properties fo:min-height="5.247cm"/>
      <style:paragraph-properties style:writing-mode="lr-tb"/>
    </style:style>
    <style:style style:name="pr9" style:family="presentation" style:parent-style-name="Pencil1-notes">
      <style:graphic-properties draw:fill-color="#ffffff" fo:min-height="13.364cm"/>
      <style:paragraph-properties style:writing-mode="lr-tb"/>
    </style:style>
    <style:style style:name="pr10" style:family="presentation" style:parent-style-name="Pencil-title">
      <style:graphic-properties fo:min-height="2.75cm"/>
      <style:paragraph-properties style:writing-mode="lr-tb"/>
    </style:style>
    <style:style style:name="pr11" style:family="presentation" style:parent-style-name="Pencil1-title">
      <style:graphic-properties fo:min-height="1.7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1cm" fo:margin-bottom="0cm" fo:text-align="start" fo:text-indent="0cm"/>
    </style:style>
    <style:style style:name="P3" style:family="paragraph">
      <style:paragraph-properties fo:margin-left="0cm" fo:margin-right="0cm" fo:margin-top="0cm" fo:margin-bottom="0cm" fo:text-align="start" fo:text-indent="0cm"/>
    </style:style>
    <style:style style:name="P4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0">
        <office:forms form:automatic-focus="false" form:apply-design-mode="false"/>
        <draw:frame presentation:style-name="pr1" draw:layer="layout" svg:width="21cm" svg:height="2.75cm" svg:x="1.5cm" svg:y="4.5cm" presentation:class="title" presentation:user-transformed="true">
          <draw:text-box>
            <text:p>インターンシップ成果発表</text:p>
          </draw:text-box>
        </draw:frame>
        <draw:frame presentation:style-name="pr2" draw:text-style-name="P1" draw:layer="layout" svg:width="25cm" svg:height="6.5cm" svg:x="1.5cm" svg:y="8.5cm" presentation:class="subtitle">
          <draw:text-box>
            <text:p>カシミナ アンドレイ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1">
        <office:forms form:automatic-focus="false" form:apply-design-mode="false"/>
        <draw:frame presentation:style-name="pr4" draw:layer="layout" svg:width="23cm" svg:height="1.75cm" svg:x="1.5cm" svg:y="0.5cm" presentation:class="title">
          <draw:text-box>
            <text:p>自己紹介</text:p>
          </draw:text-box>
        </draw:frame>
        <draw:frame presentation:style-name="pr5" draw:layer="layout" svg:width="25cm" svg:height="11cm" svg:x="1.5cm" svg:y="3.5cm" presentation:class="outline">
          <draw:text-box>
            <text:p text:style-name="P2">　　名前：カシミナ アンドレイ</text:p>
            <text:p text:style-name="P2">　　学校：東京都立産業技術高等専門学校</text:p>
            <text:p text:style-name="P2">　学科名：ものづくり工学科</text:p>
            <text:p text:style-name="P3">　　　　　情報通信工学コース</text:p>
            <text:p text:style-name="P2">　出身地：フィリピン マニラ</text:p>
            <text:p text:style-name="P2">　　趣味：ギター・ディズニー</text:p>
            <text:p text:style-name="P4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3T18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>アプリ概要</text:p>
          </draw:text-box>
        </draw:frame>
        <draw:frame presentation:style-name="pr8" draw:layer="layout" svg:width="12.199cm" svg:height="5.246cm" svg:x="1.5cm" svg:y="3.5cm" presentation:class="outline" presentation:user-transformed="true">
          <draw:text-box>
            <text:list text:style-name="L2">
              <text:list-item>
                <text:p>日記を記述</text:p>
                <text:p>日記を記述できるようにしてあります。データベースはSQLiteを用いています。</text:p>
              </text:list-item>
            </text:list>
          </draw:text-box>
        </draw:frame>
        <draw:frame presentation:style-name="pr8" draw:layer="layout" svg:width="12.199cm" svg:height="5.246cm" svg:x="14.31cm" svg:y="3.5cm" presentation:class="outline">
          <draw:text-box>
            <text:list text:style-name="L2">
              <text:list-item>
                <text:p>カレンダービュー</text:p>
                <text:p>どの日付で日記を書いているかわかりやすく表しています。</text:p>
              </text:list-item>
            </text:list>
          </draw:text-box>
        </draw:frame>
        <draw:frame presentation:style-name="pr8" draw:layer="layout" svg:width="12.199cm" svg:height="5.246cm" svg:x="1.5cm" svg:y="9.245cm" presentation:class="outline">
          <draw:text-box>
            <text:list text:style-name="L2">
              <text:list-item>
                <text:p>リマインダー設定</text:p>
                <text:p>毎日、日記を書きましょうという通知が来るようにしております。</text:p>
              </text:list-item>
            </text:list>
          </draw:text-box>
        </draw:frame>
        <draw:frame presentation:style-name="pr8" draw:layer="layout" svg:width="12.199cm" svg:height="5.246cm" svg:x="14.31cm" svg:y="9.245cm" presentation:class="outline">
          <draw:text-box>
            <text:list text:style-name="L2">
              <text:list-item>
                <text:p>文字の大きさの変更</text:p>
                <text:p>画面の大きさによって文字が見やすくなるために、文字の大きさを変更できるようにしております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" presentation:presentation-page-layout-name="AL4T19">
        <office:forms form:automatic-focus="false" form:apply-design-mode="false"/>
        <draw:frame presentation:style-name="pr10" draw:layer="layout" svg:width="21cm" svg:height="2.75cm" svg:x="1.5cm" svg:y="4.5cm" presentation:class="title">
          <draw:text-box>
            <text:p>実演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5T3">
        <office:forms form:automatic-focus="false" form:apply-design-mode="false"/>
        <draw:frame presentation:style-name="pr11" draw:layer="layout" svg:width="23cm" svg:height="1.75cm" svg:x="1.5cm" svg:y="0.5cm" presentation:class="title">
          <draw:text-box>
            <text:p>感想</text:p>
          </draw:text-box>
        </draw:frame>
        <draw:frame presentation:style-name="pr5" draw:layer="layout" svg:width="12.199cm" svg:height="11cm" svg:x="1.5cm" svg:y="3.5cm" presentation:class="outline">
          <draw:text-box>
            <text:list text:style-name="L2">
              <text:list-item>
                <text:p>Android StudioもJavaも使うのがはじめてだったので難しく感じました。</text:p>
              </text:list-item>
              <text:list-item>
                <text:p>自分の名刺を作成し、インターンシップ生同士で交換できてよかったと思います。</text:p>
              </text:list-item>
            </text:list>
          </draw:text-box>
        </draw:frame>
        <draw:frame presentation:style-name="pr5" draw:layer="layout" svg:width="12.199cm" svg:height="11cm" svg:x="14.31cm" svg:y="3.5cm" presentation:class="outline">
          <draw:text-box>
            <text:list text:style-name="L2">
              <text:list-item>
                <text:p>新人フォローアップや懇親会にも参加できて楽しかったです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5T3">
        <office:forms form:automatic-focus="false" form:apply-design-mode="false"/>
        <draw:frame presentation:style-name="pr11" draw:layer="layout" svg:width="23cm" svg:height="1.75cm" svg:x="1.5cm" svg:y="0.5cm" presentation:class="title">
          <draw:text-box>
            <text:p>今後の課題</text:p>
          </draw:text-box>
        </draw:frame>
        <draw:frame presentation:style-name="pr5" draw:layer="layout" svg:width="12.199cm" svg:height="11cm" svg:x="1.5cm" svg:y="3.5cm" presentation:class="outline">
          <draw:text-box>
            <text:list text:style-name="L2">
              <text:list-item>
                <text:p>ソースコードを持ち帰って、Firebaseのデータベースと連携させて、日記をクラウドに保存することができるようにする。</text:p>
              </text:list-item>
            </text:list>
          </draw:text-box>
        </draw:frame>
        <draw:frame presentation:style-name="pr5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パスワード機能を追加する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" presentation:presentation-page-layout-name="AL2T1">
        <office:forms form:automatic-focus="false" form:apply-design-mode="false"/>
        <draw:frame presentation:style-name="pr10" draw:layer="layout" svg:width="21cm" svg:height="2.75cm" svg:x="1.5cm" svg:y="4.5cm" presentation:class="title">
          <draw:text-box>
            <text:p>ご清聴ありがとうございました！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游明朝1" svg:font-family="游明朝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1" fo:font-size="24pt" fo:language="en" fo:country="US" style:font-name-asian="游明朝" style:font-size-asian="24pt" style:language-asian="ja" style:country-asian="JP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office:forms form:automatic-focus="false" form:apply-design-mode="false"/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31T09:45:31.612000000</meta:creation-date>
    <meta:editing-duration>PT6H56M17S</meta:editing-duration>
    <meta:editing-cycles>3</meta:editing-cycles>
    <meta:generator>LibreOffice/7.5.4.2$Windows_X86_64 LibreOffice_project/36ccfdc35048b057fd9854c757a8b67ec53977b6</meta:generator>
    <dc:title>Pencil</dc:title>
    <dc:date>2023-08-31T16:41:49.237000000</dc:date>
    <meta:document-statistic meta:object-count="64"/>
  </office:meta>
</office:document-meta>
</file>